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5371f" officeooo:paragraph-rsid="0015371f"/>
    </style:style>
    <style:style style:name="P2" style:family="paragraph" style:parent-style-name="Standard">
      <style:text-properties style:font-name="DejaVu Sans" fo:font-size="14pt" fo:font-weight="bold" officeooo:rsid="0015371f" officeooo:paragraph-rsid="0015371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" officeooo:rsid="0015ba6b" officeooo:paragraph-rsid="0015ba6b"/>
    </style:style>
    <style:style style:name="P4" style:family="paragraph" style:parent-style-name="Standard">
      <style:text-properties style:font-name="DejaVu Sans" officeooo:rsid="0018fac3" officeooo:paragraph-rsid="0018fac3"/>
    </style:style>
    <style:style style:name="P5" style:family="paragraph" style:parent-style-name="Standard">
      <style:text-properties style:font-name="DejaVu Sans" officeooo:rsid="0015371f" officeooo:paragraph-rsid="001aaacc"/>
    </style:style>
    <style:style style:name="P6" style:family="paragraph" style:parent-style-name="Standard">
      <style:text-properties style:font-name="DejaVu Sans" officeooo:rsid="0018fac3" officeooo:paragraph-rsid="0018fac3"/>
    </style:style>
    <style:style style:name="T1" style:family="text">
      <style:text-properties officeooo:rsid="0015ba6b"/>
    </style:style>
    <style:style style:name="T2" style:family="text">
      <style:text-properties officeooo:rsid="00164c17"/>
    </style:style>
    <style:style style:name="T3" style:family="text">
      <style:text-properties officeooo:rsid="00182a0b"/>
    </style:style>
    <style:style style:name="T4" style:family="text">
      <style:text-properties officeooo:rsid="0018fa4c"/>
    </style:style>
    <style:style style:name="T5" style:family="text">
      <style:text-properties officeooo:rsid="0018fac3"/>
    </style:style>
    <style:style style:name="T6" style:family="text">
      <style:text-properties officeooo:rsid="001aaacc"/>
    </style:style>
    <style:style style:name="T7" style:family="text">
      <style:text-properties officeooo:rsid="001ab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ir's report – 2018 AGM</text:p>
      <text:p text:style-name="P1"/>
      <text:p text:style-name="P1">Aberystwyth Bridge Club enters a new year in a similar position to that in which it entered the last – the number of members is not significantly changed and most weeks we meet twice for enjoyable duplicate sessions.</text:p>
      <text:p text:style-name="P1"/>
      <text:p text:style-name="P1">That said, some changes are evident: several long-serving club members left us during 2017. <text:s/>It is invidious to highlight individuals, but I must mention the <text:span text:style-name="T2">departure</text:span> of Jo Davies to Plymouth. <text:s/>Jo was a long serving and very active member of the Club and the local community who is much missed in Waunfawr.</text:p>
      <text:p text:style-name="P1"/>
      <text:p text:style-name="P1">On the plus side, we have been please<text:span text:style-name="T3">d</text:span> to welcome a corresponding number of new members. <text:s/>Some are newcomers to the town, and some are learners. <text:s/>It is important for us to acknowledge the significant efforts put in by Elenid Thomas in bringing learners <text:span text:style-name="T5">(13 beginners in the last year) </text:span>through to play competitive bridge – without them we would be seeing a worse decline in our activities.</text:p>
      <text:p text:style-name="P1"/>
      <text:p text:style-name="P5">Many, perhaps most, clubs in Wales and England are seeing a slow decline in membership, and the counter-examples are few. <text:s/>Regional and national competitions likewise are experiencing drops in numbers <text:span text:style-name="T1">and we are seeing several well liked events being dropped for lack of support. <text:s/>It can be difficult to see this trend reversing. <text:s/>The health of the game nationally rests in the health of clubs like ours and we should all be working to sustain and grow it. </text:span></text:p>
      <text:p text:style-name="P5"/>
      <text:p text:style-name="P5"><text:span text:style-name="T6">We attempted to run a Bridge Day last March, aimed particularly at learners and improvers; a lot of work was put in but we had to cancel the event for shortage of reservations. <text:s/>A similar day in Dolgellau continues to grow, which is ironic in view of the Dolgellau club closing for lack of members!</text:span></text:p>
      <text:p text:style-name="P4"/>
      <text:p text:style-name="P4"><text:span text:style-name="T7">I can announce that we may just procured a wireless scoring system which you can expect to see used very soon now</text:span>. <text:s/><text:span text:style-name="T7">It will provide instant results and save a lot of work for our dedicated scorers.</text:span></text:p>
      <text:p text:style-name="P1"/>
      <text:p text:style-name="P3">I am very grateful to the Committee that has served <text:span text:style-name="T4">in</text:span> the last year and will single out ET for keeping us solvent and JT for uncomplainingly keeping the <text:span text:style-name="T2">D</text:span>uplimate running, and the Club's affairs in order as Secretary.</text:p>
      <text:p text:style-name="P3"/>
      <text:p text:style-name="P3">All good wishes to the <text:span text:style-name="T2">incoming</text:span> Committee.</text:p>
      <text:p text:style-name="P3"/>
      <text:p text:style-name="P3"/>
      <text:p text:style-name="P3"/>
      <text:p text:style-name="P3"/>
      <text:p text:style-name="P3">RB, February 2018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8-02-01T09:58:02.144433698</meta:creation-date>
    <dc:date>2018-02-14T16:46:57.425667401</dc:date>
    <dc:creator>Roger Boyle</dc:creator>
    <meta:editing-duration>PT8M48S</meta:editing-duration>
    <meta:editing-cycles>5</meta:editing-cycles>
    <meta:generator>LibreOffice/4.4.3.2$Linux_X86_64 LibreOffice_project/40m0$Build-2</meta:generator>
    <meta:printed-by>Roger Boyle</meta:printed-by>
    <meta:print-date>2018-02-01T10:19:02.797690375</meta:print-date>
    <meta:document-statistic meta:table-count="0" meta:image-count="0" meta:object-count="0" meta:page-count="1" meta:paragraph-count="10" meta:word-count="380" meta:character-count="2165" meta:non-whitespace-character-count="1782"/>
  </office:meta>
</office:document-meta>
</file>